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Verdana1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Verdana1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Verdana1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pi_comm_spawn(3) - Linux man page</text:p>
      <text:p text:style-name="P1"/>
      <text:p text:style-name="P2">Name</text:p>
      <text:p text:style-name="P1"/>
      <text:p text:style-name="P1"><text:span text:style-name="T1">MPI_Comm_spawn</text:span> - Spawns a number of identical binaries.</text:p>
      <text:p text:style-name="P1"/>
      <text:p text:style-name="P2">Input Parameters</text:p>
      <text:p text:style-name="P1"/>
      <text:p text:style-name="P1"><text:tab/><text:span text:style-name="T1">command</text:span></text:p>
      <text:p text:style-name="P1"><text:tab/>Name of program to be spawned (string, significant only at root).</text:p>
      <text:p text:style-name="P1"/>
      <text:p text:style-name="P1"><text:tab/><text:span text:style-name="T1">argv</text:span></text:p>
      <text:p text:style-name="P1"><text:tab/>Arguments to command (array of strings, significant only at root).</text:p>
      <text:p text:style-name="P1"/>
      <text:p text:style-name="P1"><text:tab/><text:span text:style-name="T1">maxprocs</text:span></text:p>
      <text:p text:style-name="P1"><text:tab/>Maximum number of processes to start (integer, significant only at root).</text:p>
      <text:p text:style-name="P1"/>
      <text:p text:style-name="P1"><text:tab/><text:span text:style-name="T1">info</text:span></text:p>
      <text:p text:style-name="P1"><text:tab/>A set of key-value pairs telling the runtime system where and how to start the <text:tab/>processes (handle, significant only at root).</text:p>
      <text:p text:style-name="P1"/>
      <text:p text:style-name="P1"><text:tab/><text:span text:style-name="T1">root</text:span></text:p>
      <text:p text:style-name="P1"><text:tab/>Rank of process in which previous arguments are examined (integer).</text:p>
      <text:p text:style-name="P1"/>
      <text:p text:style-name="P1"><text:tab/><text:span text:style-name="T1">comm</text:span></text:p>
      <text:p text:style-name="P1"><text:tab/>Intracommunicator containing group of spawning processes (handle).</text:p>
      <text:p text:style-name="P1"/>
      <text:p text:style-name="P2">Output Parameter</text:p>
      <text:p text:style-name="P1"/>
      <text:p text:style-name="P1"><text:tab/><text:span text:style-name="T1">intercomm</text:span></text:p>
      <text:p text:style-name="P1"><text:tab/>Intercommunicator between original group and the newly spawned group (handle).</text:p>
      <text:p text:style-name="P1"/>
      <text:p text:style-name="P1"><text:tab/><text:span text:style-name="T1">array_of_errcodes</text:span></text:p>
      <text:p text:style-name="P1"><text:tab/>One code per process (array of integers).</text:p>
      <text:p text:style-name="P1"/>
      <text:p text:style-name="P2">Description</text:p>
      <text:p text:style-name="P1"/>
      <text:p text:style-name="P1"><text:tab/>MPI_Comm_spawn tries to start maxprocs identical copies of the MPI program specified <text:tab/>by command, establishing communication with them and returning an <text:tab/>intercommunicator. The spawned processes are referred to as children. The children <text:tab/>have their own MPI_COMM_WORLD, which is separate from that of the parents. <text:tab/>MPI_Comm_spawn is collective over comm, and also may not return until MPI_Init has <text:tab/>been called in the children. Similarly, MPI_Init in the children may not return until all <text:tab/>parents have called MPI_Comm_spawn. In this sense, MPI_Comm_spawn in the parents <text:tab/>and MPI_Init in the children form a collective operation over the union of parent and <text:tab/>child processes. The intercommunicator returned by MPI_Comm_spawn contains the <text:tab/>parent processes in the local group and the child processes in the remote group. The <text:tab/>ordering of processes in the local and remote groups is the same as the as the ordering <text:tab/>of the group of the comm in the parents and of MPI_COMM_WORLD of the children, <text:tab/>respectively. This intercommunicator can be obtained in the children through the <text:tab/>function MPI_Comm_get_parent.</text:p>
      <text:p text:style-name="P1"/>
      <text:p text:style-name="P1"><text:tab/>The MPI standard allows an implementation to use the MPI_UNIVERSE_SIZE attribute of<text:tab/> MPI_COMM_WORLD to specify the number of processes that will be active in a <text:tab/>program. Although this implementation of the MPI standard defines <text:tab/>MPI_UNIVERSE_SIZE, it does not allow the user to set its value. If you try to set the <text:tab/>value of MPI_UNIVERSE_SIZE, you will get an error message.</text:p>
      <text:p text:style-name="P1"/>
      <text:p text:style-name="P1"/>
      <text:p text:style-name="P3"><text:soft-page-break/>The command Argument</text:p>
      <text:p text:style-name="P1"/>
      <text:p text:style-name="P1"><text:tab/>The command argument is a string containing the name of a program to be spawned. <text:tab/>The string is null-terminated in C. In Fortran, leading and trailing spaces are stripped. <text:tab/>MPI looks for the file first in the working directory of the spawning process.</text:p>
      <text:p text:style-name="P1"/>
      <text:p text:style-name="P3">The argv Argument</text:p>
      <text:p text:style-name="P1"/>
      <text:p text:style-name="P1"><text:tab/>argv is an array of strings containing arguments that are passed to the program. The <text:tab/>first element of argv is the first argument passed to command, not, as is conventional <text:tab/>in some contexts, the command itself. The argument list is terminated by NULL in C and <text:tab/>C++ and an empty string in Fortran. In Fortran, leading and trailing spaces are always <text:tab/>stripped, so that a string consisting of all spaces is considered an empty string. The <text:tab/>constant MPI_ARGV_NULL may be used in C, C++ and Fortran to indicate an empty <text:tab/>argument list. In C and C++, this constant is the same as NULL.</text:p>
      <text:p text:style-name="P1"><text:tab/>In C, the MPI_Comm_spawn argument argv differs from the argv argument of main in <text:tab/>two respects. First, it is shifted by one element. Specifically, argv[0] of main contains <text:tab/>the name of the program (given by command). argv[1] of main corresponds to argv[0] <text:tab/>in MPI_Comm_spawn, argv[2] of main to argv[1] of MPI_Comm_spawn, and so on. <text:tab/>Second,argv of MPI_Comm_spawn must be null-terminated, so that its length can be <text:tab/>determined. Passing an argv of MPI_ARGV_NULL to MPI_Comm_spawn results in main <text:tab/>receivingargc of 1 and an argv whose element 0 is the name of the program.</text:p>
      <text:p text:style-name="P1"/>
      <text:p text:style-name="P3">The maxprocs Argument</text:p>
      <text:p text:style-name="P1"/>
      <text:p text:style-name="P1"><text:tab/>Open MPI tries to spawn maxprocs processes. If it is unable to spawn maxprocs <text:tab/>processes, it raises an error of class MPI_ERR_SPAWN. If MPI is able to spawn the <text:tab/>specified number of processes, MPI_Comm_spawn returns successfully and the number <text:tab/>of spawned processes, m, is given by the size of the remote group of intercomm.</text:p>
      <text:p text:style-name="P1"><text:tab/>A spawn call with the default behavior is called hard. A spawn call for which fewer than <text:tab/>maxprocs processes may be returned is called soft.</text:p>
      <text:p text:style-name="P1"/>
      <text:p text:style-name="P3">The info Argument</text:p>
      <text:p text:style-name="P1"/>
      <text:p text:style-name="P1"><text:tab/>The info argument is an opaque handle of type MPI_Info in C, MPI::Info in C++ and <text:tab/>INTEGER in Fortran. It is a container for a number of user-speci ed (key,value) pairs. <text:tab/>keyand value are strings (null-terminated char* in C, character*(*) in Fortran). <text:tab/>Routines to create and manipulate the info argument are described in Section 4.10 of <text:tab/>the MPI-2 standard.</text:p>
      <text:p text:style-name="P1"><text:tab/>For the SPAWN calls, info provides additional, implementation-dependent instructions to <text:tab/>MPI and the runtime system on how to start processes. An application may pass <text:tab/>MPI_INFO_NULL in C or Fortran. Portable programs not requiring detailed control over <text:tab/>process locations should use MPI_INFO_NULL.</text:p>
      <text:p text:style-name="P1"/>
      <text:p text:style-name="P1"><text:tab/>The following values for info are recognized in Open MPI. (The reserved values <text:tab/>mentioned in Section 5.3.4 of the MPI-2 standard are not implemented.)</text:p>
      <text:p text:style-name="P1"/>
      <text:p text:style-name="P1"><text:tab/>Key value <text:s text:c="12"/>Type <text:s text:c="5"/>Description</text:p>
      <text:p text:style-name="P1"><text:tab/>---------- <text:s text:c="11"/>---- <text:s text:c="5"/>-----------</text:p>
      <text:p text:style-name="P1"/>
      <text:p text:style-name="P1"><text:tab/>host <text:s text:c="17"/>char * <text:s text:c="3"/>Host on which the process should be spawned.</text:p>
      <text:p text:style-name="P1"><text:tab/>wdir <text:s text:c="17"/>char * <text:s text:c="3"/>Directory where the executable is located.</text:p>
      <text:p text:style-name="P1"/>
      <text:p text:style-name="P3">The root Argument</text:p>
      <text:p text:style-name="P1"><text:tab/></text:p>
      <text:p text:style-name="P1"><text:tab/>All arguments before the root argument are examined only on the process whose rank <text:tab/>in comm is equal to root. The value of these arguments on other processes is ignored.</text:p>
      <text:p text:style-name="P1"/>
      <text:p text:style-name="P1"/>
      <text:p text:style-name="P3"><text:soft-page-break/>The array_of_errcodes Argument</text:p>
      <text:p text:style-name="P1"/>
      <text:p text:style-name="P1"><text:tab/>The array_of_errcodes is an array of length maxprocs in which MPI reports the status of <text:tab/>the processes that MPI was requested to start. If all maxprocs processes were spawned, <text:tab/>array_of_errcodes is filled in with the value MPI_SUCCESS. If anyof the processes are <text:tab/>not spawned, array_of_errcodes is filled in with the value MPI_ERR_SPAWN. In C or <text:tab/>Fortran, an application may pass MPI_ERRCODES_IGNORE if it is not interested in the <text:tab/>error codes. In C++ this constant does not exist, and the array_of_errcodesargument <text:tab/>may be omitted fro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08T14:27:16</meta:creation-date>
    <dc:date>2010-06-08T14:33:28</dc:date>
    <meta:editing-duration>PT00H06M16S</meta:editing-duration>
    <meta:editing-cycles>3</meta:editing-cycles>
    <meta:generator>NeoOffice/3.0.2$Unix OpenOffice.org_project/Patch 0</meta:generator>
    <meta:document-statistic meta:table-count="0" meta:image-count="0" meta:object-count="0" meta:page-count="3" meta:paragraph-count="45" meta:word-count="941" meta:character-count="6016"/>
    <meta:user-defined meta:name="Info 1"/>
    <meta:user-defined meta:name="Info 2"/>
    <meta:user-defined meta:name="Info 3"/>
    <meta:user-defined meta:name="Info 4"/>
  </office:meta>
</office:document-meta>
</file>